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fo:font-weight="bold" officeooo:rsid="00072c4d" officeooo:paragraph-rsid="00072c4d" style:font-size-asian="11pt" style:font-weight-asian="bold" style:font-size-complex="11pt" style:font-weight-complex="bold" fo:hyphenate="false" fo:hyphenation-remain-char-count="2" fo:hyphenation-push-char-count="2"/>
    </style:style>
    <style:style style:name="P2"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fo:font-weight="bold" officeooo:rsid="0010c2a0" officeooo:paragraph-rsid="0010c2a0" style:font-size-asian="11pt" style:font-weight-asian="bold" style:font-size-complex="11pt" style:font-weight-complex="bold" fo:hyphenate="false" fo:hyphenation-remain-char-count="2" fo:hyphenation-push-char-count="2"/>
    </style:style>
    <style:style style:name="P3"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fo:font-weight="bold" officeooo:rsid="0010c2a0" officeooo:paragraph-rsid="0015fd36" style:font-size-asian="11pt" style:font-weight-asian="bold" style:font-size-complex="11pt" style:font-weight-complex="bold" fo:hyphenate="false" fo:hyphenation-remain-char-count="2" fo:hyphenation-push-char-count="2"/>
    </style:style>
    <style:style style:name="P4"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fo:font-weight="bold" officeooo:rsid="0010c2a0" officeooo:paragraph-rsid="0020d82a" style:font-size-asian="11pt" style:font-weight-asian="bold" style:font-size-complex="11pt" style:font-weight-complex="bold" fo:hyphenate="false" fo:hyphenation-remain-char-count="2" fo:hyphenation-push-char-count="2"/>
    </style:style>
    <style:style style:name="P5"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style:font-size-asian="11pt" style:font-size-complex="11pt" fo:hyphenate="false" fo:hyphenation-remain-char-count="2" fo:hyphenation-push-char-count="2"/>
    </style:style>
    <style:style style:name="P6"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officeooo:rsid="0010c2a0" officeooo:paragraph-rsid="0015fd36" style:font-size-asian="11pt" style:font-size-complex="11pt" fo:hyphenate="false" fo:hyphenation-remain-char-count="2" fo:hyphenation-push-char-count="2"/>
    </style:style>
    <style:style style:name="P7"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ff0000" style:font-name="Times New Roman" fo:font-size="11pt" fo:language="en" fo:country="US" officeooo:rsid="00072c4d" officeooo:paragraph-rsid="00072c4d" style:font-size-asian="11pt" style:font-size-complex="11pt" fo:hyphenate="false" fo:hyphenation-remain-char-count="2" fo:hyphenation-push-char-count="2"/>
    </style:style>
    <style:style style:name="P8"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ff0000" style:font-name="Times New Roman" fo:font-size="11pt" fo:language="en" fo:country="US" style:font-size-asian="11pt" style:font-size-complex="11pt" fo:hyphenate="false" fo:hyphenation-remain-char-count="2" fo:hyphenation-push-char-count="2"/>
    </style:style>
    <style:style style:name="P9"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style:font-name="Times New Roman" fo:font-size="11pt" fo:language="en" fo:country="US" style:font-size-asian="11pt" style:font-size-complex="11pt" fo:hyphenate="false" fo:hyphenation-remain-char-count="2" fo:hyphenation-push-char-count="2"/>
    </style:style>
    <style:style style:name="P10"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style:font-size-asian="11pt" style:font-size-complex="11pt" fo:hyphenate="false" fo:hyphenation-remain-char-count="2" fo:hyphenation-push-char-count="2"/>
    </style:style>
    <style:style style:name="P11"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officeooo:rsid="0010c2a0" officeooo:paragraph-rsid="0010c2a0" style:font-size-asian="11pt" style:font-size-complex="11pt" fo:hyphenate="false" fo:hyphenation-remain-char-count="2" fo:hyphenation-push-char-count="2"/>
    </style:style>
    <style:style style:name="P12"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officeooo:rsid="0010c2a0" officeooo:paragraph-rsid="0020d82a" style:font-size-asian="11pt" style:font-size-complex="11pt" fo:hyphenate="false" fo:hyphenation-remain-char-count="2" fo:hyphenation-push-char-count="2"/>
    </style:style>
    <style:style style:name="P13"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officeooo:rsid="0011cb9b" officeooo:paragraph-rsid="0012e5e7" style:font-size-asian="11pt" style:font-size-complex="11pt" fo:hyphenate="false" fo:hyphenation-remain-char-count="2" fo:hyphenation-push-char-count="2"/>
    </style:style>
    <style:style style:name="P14"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fo:font-weight="bold" style:font-size-asian="11pt" style:font-weight-asian="bold" style:font-size-complex="11pt" style:font-weight-complex="bold" fo:hyphenate="false" fo:hyphenation-remain-char-count="2" fo:hyphenation-push-char-count="2"/>
    </style:style>
    <style:style style:name="P15"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fo:font-weight="normal" officeooo:rsid="0011cb9b" officeooo:paragraph-rsid="001d4b75" style:font-size-asian="11pt" style:font-weight-asian="normal" style:font-size-complex="11pt" style:font-weight-complex="normal" fo:hyphenate="false" fo:hyphenation-remain-char-count="2" fo:hyphenation-push-char-count="2"/>
    </style:style>
    <style:style style:name="P16"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fo:font-weight="normal" officeooo:rsid="0010c2a0" officeooo:paragraph-rsid="0015fd36" style:font-size-asian="11pt" style:font-weight-asian="normal" style:font-size-complex="11pt" style:font-weight-complex="normal" fo:hyphenate="false" fo:hyphenation-remain-char-count="2" fo:hyphenation-push-char-count="2"/>
    </style:style>
    <style:style style:name="P17" style:family="paragraph" style:parent-style-name="Standard" style:master-page-name="">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style:page-number="auto" fo:background-color="transparent" style:shadow="none" fo:keep-with-next="auto" style:snap-to-layout-grid="false">
        <style:tab-stops/>
      </style:paragraph-properties>
      <style:text-properties fo:color="#000000" style:font-name="Times New Roman" fo:font-size="11pt" fo:language="en" fo:country="US" style:font-size-asian="11pt" style:font-size-complex="11pt" fo:hyphenate="false" fo:hyphenation-remain-char-count="2" fo:hyphenation-push-char-count="2"/>
    </style:style>
    <style:style style:name="P18" style:family="paragraph">
      <loext:graphic-properties draw:fill="none" draw:fill-image-width="0cm" draw:fill-image-height="0cm"/>
      <style:paragraph-properties fo:background-color="transparent"/>
      <style:text-properties fo:language="en" fo:country="US"/>
    </style:style>
    <style:style style:name="P19" style:family="paragraph" style:parent-style-name="Text_20_body">
      <loext:graphic-properties draw:fill="none" draw:fill-image-width="0cm" draw:fill-image-height="0cm"/>
      <style:paragraph-properties fo:margin-left="0cm" fo:margin-right="0cm" fo:margin-top="0cm" fo:margin-bottom="0cm" loext:contextual-spacing="false" fo:text-align="center" style:justify-single-word="false" fo:hyphenation-ladder-count="no-limit" fo:text-indent="0cm" style:auto-text-indent="false" fo:background-color="transparent" style:shadow="none" fo:keep-with-next="auto" style:snap-to-layout-grid="false">
        <style:tab-stops/>
      </style:paragraph-properties>
      <style:text-properties style:font-name="Times New Roman" fo:font-size="8pt" fo:language="en" fo:country="US" fo:font-style="italic" officeooo:rsid="00072c4d" officeooo:paragraph-rsid="00072c4d" style:font-size-asian="8pt" style:font-style-asian="italic" style:font-size-complex="8pt" style:font-style-complex="italic" fo:hyphenate="false" fo:hyphenation-remain-char-count="2" fo:hyphenation-push-char-count="2"/>
    </style:style>
    <style:style style:name="P20" style:family="paragraph" style:parent-style-name="Text_20_body">
      <loext:graphic-properties draw:fill="none" draw:fill-image-width="0cm" draw:fill-image-height="0cm"/>
      <style:paragraph-properties fo:margin-left="0cm" fo:margin-right="0cm" fo:margin-top="0cm" fo:margin-bottom="0cm" loext:contextual-spacing="false" fo:text-align="center" style:justify-single-word="false" fo:hyphenation-ladder-count="no-limit" fo:text-indent="0cm" style:auto-text-indent="false" fo:background-color="transparent" style:shadow="none" style:snap-to-layout-grid="false">
        <style:tab-stops/>
      </style:paragraph-properties>
      <style:text-properties style:font-name="Times New Roman" fo:font-size="8pt" fo:language="en" fo:country="US" fo:font-style="italic" officeooo:rsid="00072c4d" officeooo:paragraph-rsid="00072c4d" style:font-size-asian="8pt" style:font-style-asian="italic" style:font-size-complex="8pt" style:font-style-complex="italic" fo:hyphenate="false" fo:hyphenation-remain-char-count="2" fo:hyphenation-push-char-count="2"/>
    </style:style>
    <style:style style:name="P21"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22" style:family="paragraph" style:parent-style-name="Subtitle">
      <style:paragraph-properties fo:text-align="center" style:justify-single-word="false" fo:break-before="page"/>
      <style:text-properties fo:font-weight="bold" style:font-weight-asian="bold" style:font-weight-complex="bold"/>
    </style:style>
    <style:style style:name="P23" style:family="paragraph" style:parent-style-name="Subtitle">
      <style:paragraph-properties fo:text-align="center" style:justify-single-word="false"/>
      <style:text-properties fo:font-weight="bold" style:font-weight-asian="bold" style:font-weight-complex="bold"/>
    </style:style>
    <style:style style:name="T1" style:family="text">
      <style:text-properties fo:color="#ff0000"/>
    </style:style>
    <style:style style:name="T2" style:family="text">
      <style:text-properties fo:color="#000000"/>
    </style:style>
    <style:style style:name="T3" style:family="text">
      <style:text-properties fo:color="#000000" officeooo:rsid="00072c4d"/>
    </style:style>
    <style:style style:name="T4" style:family="text">
      <style:text-properties fo:language="en" fo:country="US"/>
    </style:style>
    <style:style style:name="T5" style:family="text">
      <style:text-properties officeooo:rsid="000d7bf8"/>
    </style:style>
    <style:style style:name="T6" style:family="text">
      <style:text-properties officeooo:rsid="000f911e"/>
    </style:style>
    <style:style style:name="T7" style:family="text">
      <style:text-properties officeooo:rsid="0010c2a0"/>
    </style:style>
    <style:style style:name="T8" style:family="text">
      <style:text-properties officeooo:rsid="0012e5e7"/>
    </style:style>
    <style:style style:name="T9" style:family="text">
      <style:text-properties officeooo:rsid="0015fd36"/>
    </style:style>
    <style:style style:name="T10" style:family="text">
      <style:text-properties officeooo:rsid="0017c334"/>
    </style:style>
    <style:style style:name="T11" style:family="text">
      <style:text-properties officeooo:rsid="00180c34"/>
    </style:style>
    <style:style style:name="T12" style:family="text">
      <style:text-properties officeooo:rsid="001951b8"/>
    </style:style>
    <style:style style:name="T13" style:family="text">
      <style:text-properties officeooo:rsid="001a1249"/>
    </style:style>
    <style:style style:name="T14" style:family="text">
      <style:text-properties officeooo:rsid="0020d8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MBX-38A file formats</text:p>
      <text:p text:style-name="P19">Developed by Chinese developer named as 5438A38A for usage in re-developed SMBX 1.4.x<text:line-break/>(Unofficial implementation of SMBX Engine)</text:p>
      <text:p text:style-name="P20"/>
      <text:p><text:tab/>All files are written as ASCII-text. Every header contains line “SMBXFile??”, where ?? is a version number of file generator standard <text:span text:style-name="T6">(first version is 65, latest 66). Non-ASCII data is encoding into URI and BASE64 formats. Every line begins from a marker of element type, and parameters are going in strict order. Parameters are separating with “|” character, sub-parameters (extra parameters or array elements between one parent parameter cell) are spliting with “/” or “,” characters. Extra parameters are allowed on end of every line (extra parameters are can be added to end of every parameter chain, but replacing or appending into middle of this chain is not allowed). Entries of extra types are allowed too, but there are must not use busy markers!</text:span></text:p>
      <text:p text:style-name="P1"/>
      <text:p text:style-name="P7"><text:span text:style-name="T5">Note: </text:span>Red entries <text:span text:style-name="T5">are </text:span>introduced in updated SMBX66-38A</text:p>
      <text:p text:style-name="P5"/>
      <text:p text:style-name="P23"><text:span text:style-name="T2">LVL file </text:span><text:span text:style-name="T3">specification</text:span></text:p>
      <text:p text:style-name="P2">Data type markers:</text:p>
      <text:p text:style-name="P11">A <text:tab/>– Level header settings</text:p>
      <text:p text:style-name="P11">P1, P2 <text:tab/>– Player spawn points<text:line-break/>M <text:tab/>– Section settings<text:line-break/>B <text:tab/>– blocks</text:p>
      <text:p text:style-name="P11">T<text:tab/>– Background objects</text:p>
      <text:p text:style-name="P11">N<text:tab/>– Non-playable characters<text:line-break/>Q<text:tab/>– Liquid/Environment boxes</text:p>
      <text:p text:style-name="P13">W<text:tab/><text:span text:style-name="T7">– </text:span>Warp entries<text:line-break/><text:span text:style-name="T8">L<text:tab/>– Layers<text:line-break/>E<text:tab/>– Events<text:line-break/>V<text:tab/>– Local level variables<text:line-break/>S<text:tab/>– UTF-8 encoded local level scripts<text:line-break/>Su<text:tab/>– ASCII-encoded local level scripts</text:span></text:p>
      <text:p text:style-name="P11"/>
      <text:p text:style-name="P10">line 1:</text:p>
      <text:p text:style-name="P5"><text:tab/>SMBXFile??</text:p>
      <text:p text:style-name="P5"><text:tab/>??=Version number</text:p>
      <text:p text:style-name="P5">next line: level settings</text:p>
      <text:p text:style-name="P5"><text:tab/>A|param1|param2[|param3|param4]</text:p>
      <text:p text:style-name="P5"><text:tab/>[]=optional</text:p>
      <text:p text:style-name="P5"><text:tab/>param1=the number of stars on this level</text:p>
      <text:p text:style-name="P5"><text:tab/>param2=level title</text:p>
      <text:p text:style-name="P5"><text:tab/>param3=a filename, when player died, the player will be sent to this level.</text:p>
      <text:p text:style-name="P5"><text:tab/>param4=normal entrance / to warp [0-WARPMAX]</text:p>
      <text:p text:style-name="P5">next line: player start points</text:p>
      <text:p text:style-name="P5"><text:tab/>P1|x1|y1</text:p>
      <text:p text:style-name="P5"><text:tab/>P2|x2|y2</text:p>
      <text:p text:style-name="P5"><text:tab/>x1=first player position x</text:p>
      <text:p text:style-name="P5"><text:tab/>y1=first player position y</text:p>
      <text:p text:style-name="P5"><text:tab/>x2=second player position x</text:p>
      <text:p text:style-name="P5"><text:tab/>y2=second player position y</text:p>
      <text:p text:style-name="P5">next line: section properties</text:p>
      <text:p text:style-name="P5"><text:tab/>M|id|x|y|w|h|b1|b2|b3|b4|b5|b6|music|background|musicfile</text:p>
      <text:p text:style-name="P5"><text:tab/>id=[1-SectionMAX]</text:p>
      <text:p text:style-name="P5"><text:tab/>x=Left size[-left/+right]</text:p>
      <text:p text:style-name="P5"><text:soft-page-break/><text:tab/>y=Top size[-down/+up]</text:p>
      <text:p text:style-name="P5"><text:tab/>w=width of the section[if (w &lt; 800) w = 800]</text:p>
      <text:p text:style-name="P5"><text:tab/>h=height of the section[if (h &lt; 600) h = 600]</text:p>
      <text:p text:style-name="P5"><text:tab/>b1=under water?[0=false !0=true]</text:p>
      <text:p text:style-name="P5"><text:tab/>b2=is x-level wrap[0=false !0=true]</text:p>
      <text:p text:style-name="P5"><text:tab/>b3=enable off screen exit[0=false !0=true]</text:p>
      <text:p text:style-name="P5"><text:tab/>b4=no turn back(x)[0=no x-scrolllock 1=scrolllock left 2=scrolllock right]</text:p>
      <text:p text:style-name="P5"><text:tab/>b5=no turn back(y)[0=no y-scrolllock 1=scrolllock up 2=scrolllock down]</text:p>
      <text:p text:style-name="P5"><text:tab/>b6=is y-level wrap[0=false !0=true]</text:p>
      <text:p text:style-name="P5"><text:tab/>music=music number[same as smbx1.3]</text:p>
      <text:p text:style-name="P17"><text:tab/>background=background number[same as the filename in 'background2' folder]</text:p>
      <text:p text:style-name="P5"><text:tab/>musicfile=custom music file[***urlencode!***]</text:p>
      <text:p text:style-name="P5">next line: blocks</text:p>
      <text:p text:style-name="P5"><text:tab/>B|layer|id|x|y|contain|b1|b2|e1,e2,e3|w|h</text:p>
      <text:p text:style-name="P5"><text:tab/>layer=layer name["" == "Default"][***urlencode!***]<text:tab/></text:p>
      <text:p text:style-name="P5"><text:tab/>id=block id</text:p>
      <text:p text:style-name="P5"><text:tab/>x=block position x</text:p>
      <text:p text:style-name="P5"><text:tab/>y=block position y</text:p>
      <text:p text:style-name="P5"><text:tab/>contain=containing npc number</text:p>
      <text:p text:style-name="P5"><text:tab/><text:tab/>[1001-1000+NPCMAX] npc-id</text:p>
      <text:p text:style-name="P5"><text:tab/><text:tab/>[1-999] coin number</text:p>
      <text:p text:style-name="P5"><text:tab/><text:tab/>[0] nothing</text:p>
      <text:p text:style-name="P5"><text:tab/>b1=slippery[0=false !0=true]</text:p>
      <text:p text:style-name="P5"><text:tab/>b2=invisible[0=false !0=true]</text:p>
      <text:p text:style-name="P5"><text:tab/>e1=block destory event name[***urlencode!***]</text:p>
      <text:p text:style-name="P5"><text:tab/>e2=block hit event name[***urlencode!***]</text:p>
      <text:p text:style-name="P5"><text:tab/>e3=no more object in layer event name[***urlencode!***]4</text:p>
      <text:p text:style-name="P5"><text:tab/>w=width</text:p>
      <text:p text:style-name="P5"><text:tab/>h=height</text:p>
      <text:p text:style-name="P5">next line: backgrounds</text:p>
      <text:p text:style-name="P5"><text:tab/>T|layer|id|x|y</text:p>
      <text:p text:style-name="P5"><text:tab/>layer=layer name["" == "Default"][***urlencode!***]<text:tab/></text:p>
      <text:p text:style-name="P5"><text:tab/>id=background id</text:p>
      <text:p text:style-name="P5"><text:tab/>x=background position x</text:p>
      <text:p text:style-name="P5"><text:tab/>y=background position y</text:p>
      <text:p text:style-name="P5">next line: npcs</text:p>
      <text:p text:style-name="P5"><text:tab/>N|layer|id|x|y|b1,b2,b3,b4|sp|e1,e2,e3,e4,e5,e6,e7|a1,a2|c1[,c2,c3,c4,c5,c6,c7]|msg|</text:p>
      <text:p text:style-name="P5"><text:tab/>layer=layer name["" == "Default"][***urlencode!***]<text:tab/></text:p>
      <text:p text:style-name="P5"><text:tab/>id=npc id</text:p>
      <text:p text:style-name="P5"><text:tab/>x=npc position x</text:p>
      <text:p text:style-name="P5"><text:tab/>y=npc position y<text:tab/></text:p>
      <text:p text:style-name="P5"><text:tab/>b1=[1]left [0]random [-1]right</text:p>
      <text:p text:style-name="P5"><text:tab/>b2=friendly npc</text:p>
      <text:p text:style-name="P5"><text:tab/>b3=don't move npc</text:p>
      <text:p text:style-name="P5"><text:tab/>b4=[1=npc91][2=npc96][3=npc283][4=npc284][5=npc300]</text:p>
      <text:p text:style-name="P5"><text:tab/>sp=special option</text:p>
      <text:p text:style-name="P5"><text:tab/><text:tab/>[***urlencode!***]</text:p>
      <text:p text:style-name="P5"><text:tab/><text:tab/>e1=death event</text:p>
      <text:p text:style-name="P5"><text:tab/><text:tab/>e2=talk event</text:p>
      <text:p text:style-name="P5"><text:tab/><text:tab/>e3=activate event</text:p>
      <text:p text:style-name="P5"><text:tab/><text:tab/>e4=no more object in layer event</text:p>
      <text:p text:style-name="P5"><text:tab/><text:tab/>e5=grabed event</text:p>
      <text:p text:style-name="P5"><text:tab/><text:tab/>e6=next frame event</text:p>
      <text:p text:style-name="P5"><text:tab/><text:tab/>e7=touch event</text:p>
      <text:p text:style-name="P5"><text:tab/><text:tab/>a1=layer name to attach</text:p>
      <text:p text:style-name="P5"><text:soft-page-break/><text:tab/><text:tab/>a2=variable name to send</text:p>
      <text:p text:style-name="P5"><text:tab/>c1=generator enable</text:p>
      <text:p text:style-name="P5"><text:tab/><text:tab/>[if c1!=0]</text:p>
      <text:p text:style-name="P5"><text:tab/><text:tab/>c2=generator period[1 frame]</text:p>
      <text:p text:style-name="P5"><text:tab/><text:tab/>c3=generator effect</text:p>
      <text:p text:style-name="P5"><text:tab/><text:tab/><text:tab/>c3-1[1=warp][0=projective][4=no effect]</text:p>
      <text:p text:style-name="P5"><text:tab/><text:tab/><text:tab/>c3-2[0=center][1=up][2=left][3=down][4=right][9=up+left][10=left+down][11=down+right][12=right+up]</text:p>
      <text:p text:style-name="P5"><text:tab/><text:tab/><text:tab/><text:tab/>if (c3-2)!=0</text:p>
      <text:p text:style-name="P5"><text:tab/><text:tab/><text:tab/><text:tab/>c3=4*(c3-1)+(c3-2)</text:p>
      <text:p text:style-name="P5"><text:tab/><text:tab/><text:tab/><text:tab/>else</text:p>
      <text:p text:style-name="P5"><text:tab/><text:tab/><text:tab/><text:tab/>c3=0</text:p>
      <text:p text:style-name="P5"><text:tab/><text:tab/>c4=generator direction[angle][when c3=0]</text:p>
      <text:p text:style-name="P5"><text:tab/><text:tab/>c5=batch[when c3=0][MAX=32]</text:p>
      <text:p text:style-name="P5"><text:tab/><text:tab/>c6=angle range[when c3=0]</text:p>
      <text:p text:style-name="P5"><text:tab/><text:tab/>c7=speed[when c3=0][float]</text:p>
      <text:p text:style-name="P5"><text:tab/>msg=message by this npc talkative[***urlencode!***]</text:p>
      <text:p text:style-name="P5">next line: waters</text:p>
      <text:p text:style-name="P5"><text:tab/>Q|layer|x|y|w|h|b1,b2,b3,b4,b5|event</text:p>
      <text:p text:style-name="P5"><text:tab/>layer=layer name["" == "Default"][***urlencode!***]<text:tab/></text:p>
      <text:p text:style-name="P5"><text:tab/>x=position x</text:p>
      <text:p text:style-name="P5"><text:tab/>y=position y</text:p>
      <text:p text:style-name="P5"><text:tab/>w=width</text:p>
      <text:p text:style-name="P5"><text:tab/>h=height</text:p>
      <text:p text:style-name="P5"><text:tab/>b1=liquid type</text:p>
      <text:p text:style-name="P5"><text:tab/><text:tab/>01-Water[friction=0.5]</text:p>
      <text:p text:style-name="P5"><text:tab/><text:tab/>02-Quicksand[friction=0.1]</text:p>
      <text:p text:style-name="P5"><text:tab/><text:tab/>03-Custom Water</text:p>
      <text:p text:style-name="P5"><text:tab/><text:tab/>04-Gravitational Field</text:p>
      <text:p text:style-name="P5"><text:tab/><text:tab/>05-Event Once</text:p>
      <text:p text:style-name="P5"><text:tab/><text:tab/>06-Event Always</text:p>
      <text:p text:style-name="P5"><text:tab/><text:tab/>07-NPC Event Once</text:p>
      <text:p text:style-name="P5"><text:tab/><text:tab/>08-NPC Event Always</text:p>
      <text:p text:style-name="P5"><text:tab/><text:tab/>09-Click Event</text:p>
      <text:p text:style-name="P5"><text:tab/><text:tab/>10-Collision Script</text:p>
      <text:p text:style-name="P5"><text:tab/><text:tab/>11-Click Script</text:p>
      <text:p text:style-name="P5"><text:tab/><text:tab/>12-Collision Event</text:p>
      <text:p text:style-name="P9"><text:span text:style-name="T2"><text:tab/><text:tab/></text:span><text:span text:style-name="T1">13-Air</text:span></text:p>
      <text:p text:style-name="P5"><text:tab/>b2=friction</text:p>
      <text:p text:style-name="P5"><text:tab/>b3=Acceleration Direction</text:p>
      <text:p text:style-name="P5"><text:tab/>b4=Acceleration</text:p>
      <text:p text:style-name="P5"><text:tab/>b5=Maximum Velocity</text:p>
      <text:p text:style-name="P5"><text:tab/>event=touch event</text:p>
      <text:p text:style-name="P5">next line: warps</text:p>
      <text:p text:style-name="P9"><text:span text:style-name="T2"><text:tab/>W|layer|x|y|ex|ey|type|enterd|exitd|sn,msg,hide|locked,noyoshi,canpick,bomb,hidef,anpc</text:span><text:span text:style-name="T1">,mini,size</text:span><text:span text:style-name="T2">|lik|liid|noexit|wx|wy|le|we</text:span></text:p>
      <text:p text:style-name="P5"><text:tab/>layer=layer name["" == "Default"][***urlencode!***]<text:tab/></text:p>
      <text:p text:style-name="P5"><text:tab/>x=entrance position x</text:p>
      <text:p text:style-name="P5"><text:tab/>y=entrance postion y</text:p>
      <text:p text:style-name="P5"><text:tab/>ex=exit position x</text:p>
      <text:p text:style-name="P5"><text:tab/>ey=exit position y</text:p>
      <text:p text:style-name="P5"><text:tab/>type=[1=pipe][2=door][0=instant]</text:p>
      <text:p text:style-name="P5"><text:tab/>enterd=entrance direction[1=up 2=left 3=down 4=right]</text:p>
      <text:p text:style-name="P5"><text:tab/>exitd=exit direction[1=up 2=left 3=down 4=right]</text:p>
      <text:p text:style-name="P5"><text:tab/>sn=need stars for enter</text:p>
      <text:p text:style-name="P5"><text:soft-page-break/><text:tab/>msg=a message when you have not enough stars</text:p>
      <text:p text:style-name="P5"><text:tab/>hide=hide the star number in this warp</text:p>
      <text:p text:style-name="P5"><text:tab/>locked=locked</text:p>
      <text:p text:style-name="P5"><text:tab/>noyoshi=no yoshi</text:p>
      <text:p text:style-name="P5"><text:tab/>canpick=allow npc</text:p>
      <text:p text:style-name="P5"><text:tab/>bomb=need a bomb</text:p>
      <text:p text:style-name="P5"><text:tab/>hide=hide the entry scene</text:p>
      <text:p text:style-name="P5"><text:tab/>anpc=allow npc interlevel</text:p>
      <text:p text:style-name="P9"><text:span text:style-name="T2"><text:tab/></text:span><text:span text:style-name="T1">mini=Mini-Only</text:span></text:p>
      <text:p text:style-name="P8"><text:tab/>size=Warp Size(pixel)</text:p>
      <text:p text:style-name="P5"><text:tab/>lik=warp to level[***urlencode!***]<text:tab/></text:p>
      <text:p text:style-name="P5"><text:tab/>liid=normal enterance / to warp[0-WARPMAX]</text:p>
      <text:p text:style-name="P5"><text:tab/>noexit=level entrance</text:p>
      <text:p text:style-name="P5"><text:tab/>wx=warp to x on world map</text:p>
      <text:p text:style-name="P5"><text:tab/>wy=warp to y on world map</text:p>
      <text:p text:style-name="P5"><text:tab/>le=level exit</text:p>
      <text:p text:style-name="P5"><text:tab/>we=warp event[***urlencode!***]</text:p>
      <text:p text:style-name="P5">next line: layers</text:p>
      <text:p text:style-name="P5"><text:tab/>L|name|status</text:p>
      <text:p text:style-name="P5"><text:tab/>name=layer name[***urlencode!***]</text:p>
      <text:p text:style-name="P5"><text:tab/>status=is hidden layer</text:p>
      <text:p text:style-name="P5">next line: events</text:p>
      <text:p text:style-name="P5"><text:tab/>E|name|msg|ea|el|elm|epy|eps|eef|ecn|evc|ene</text:p>
      <text:p text:style-name="P5"><text:tab/>name=event name[***urlencode!***]</text:p>
      <text:p text:style-name="P5"><text:tab/>msg=show message after start event[***urlencode!***]</text:p>
      <text:p text:style-name="P5"><text:tab/>ea=val,syntax</text:p>
      <text:p text:style-name="P5"><text:tab/><text:tab/>val=[0=not auto start][1=auto start when level start][2=auto start when match all condition][3=start when called and match all condidtion]</text:p>
      <text:p text:style-name="P5"><text:tab/><text:tab/>syntax=condidtion expression[***urlencode!***]</text:p>
      <text:p text:style-name="P5"><text:tab/>el=b/s1,s2...sn/h1,h2...hn/t1,t2...tn</text:p>
      <text:p text:style-name="P5"><text:tab/><text:tab/>b=no smoke[0=false !0=true]</text:p>
      <text:p text:style-name="P5"><text:tab/><text:tab/>[***urlencode!***]</text:p>
      <text:p text:style-name="P5"><text:tab/><text:tab/>s(n)=show layer</text:p>
      <text:p text:style-name="P5"><text:tab/><text:tab/>l(n)=hide layer</text:p>
      <text:p text:style-name="P5"><text:tab/><text:tab/>t(n)=toggle layer</text:p>
      <text:p text:style-name="P5"><text:tab/>elm=elm1/elm2...elmn</text:p>
      <text:p text:style-name="P5"><text:tab/><text:tab/>elm(n)=layername,horizontal syntax,vertical syntax,way</text:p>
      <text:p text:style-name="P5"><text:tab/><text:tab/>layername=layer name for movement[***urlencode!***]</text:p>
      <text:p text:style-name="P5"><text:tab/><text:tab/>horizontal syntax,vertical syntax[***urlencode!***][syntax]</text:p>
      <text:p text:style-name="P5"><text:tab/><text:tab/>way=[0=by speed][1=by Coordinate]</text:p>
      <text:p text:style-name="P5"><text:tab/>epy=b1,b2,b3,b4,b5,b6,b7,b8,b9,b10,b11,b12</text:p>
      <text:p text:style-name="P5"><text:tab/><text:tab/>b1=enable player controls</text:p>
      <text:p text:style-name="P5"><text:tab/><text:tab/>b2=drop</text:p>
      <text:p text:style-name="P5"><text:tab/><text:tab/>b3=alt run</text:p>
      <text:p text:style-name="P5"><text:tab/><text:tab/>b4=run</text:p>
      <text:p text:style-name="P5"><text:tab/><text:tab/>b5=jump</text:p>
      <text:p text:style-name="P5"><text:tab/><text:tab/>b6=alt jump</text:p>
      <text:p text:style-name="P5"><text:tab/><text:tab/>b7=up</text:p>
      <text:p text:style-name="P5"><text:tab/><text:tab/>b8=down</text:p>
      <text:p text:style-name="P5"><text:tab/><text:tab/>b9=left</text:p>
      <text:p text:style-name="P5"><text:tab/><text:tab/>b10=right</text:p>
      <text:p text:style-name="P5"><text:tab/><text:tab/>b11=start</text:p>
      <text:p text:style-name="P5"><text:tab/><text:tab/>b12=lock keyboard</text:p>
      <text:p text:style-name="P5"><text:tab/>eps=esection/ebackground/emusic</text:p>
      <text:p text:style-name="P5"><text:tab/><text:tab/>esection=es1:es2...esn</text:p>
      <text:p text:style-name="P5"><text:soft-page-break/><text:tab/><text:tab/>ebackground=eb1:eb2...ebn</text:p>
      <text:p text:style-name="P5"><text:tab/><text:tab/>emusic=em1:em2...emn</text:p>
      <text:p text:style-name="P5"><text:tab/><text:tab/><text:tab/>es=id,x,y,w,h,auto,sx,sy</text:p>
      <text:p text:style-name="P5"><text:tab/><text:tab/><text:tab/><text:tab/>id=section id</text:p>
      <text:p text:style-name="P5"><text:tab/><text:tab/><text:tab/><text:tab/>x=left x coordinates for section [id][***urlencode!***][syntax]</text:p>
      <text:p text:style-name="P5"><text:tab/><text:tab/><text:tab/><text:tab/>y=top y coordinates for section [id][***urlencode!***][syntax]</text:p>
      <text:p text:style-name="P5"><text:tab/><text:tab/><text:tab/><text:tab/>w=width for section [id][***urlencode!***][syntax]</text:p>
      <text:p text:style-name="P5"><text:tab/><text:tab/><text:tab/><text:tab/>h=height for section [id][***urlencode!***][syntax]</text:p>
      <text:p text:style-name="P5"><text:tab/><text:tab/><text:tab/><text:tab/>auto=enable autoscroll controls[0=false !0=true]</text:p>
      <text:p text:style-name="P5"><text:tab/><text:tab/><text:tab/><text:tab/>sx=move screen horizontal syntax[***urlencode!***][syntax]</text:p>
      <text:p text:style-name="P5"><text:tab/><text:tab/><text:tab/><text:tab/>sy=move screen vertical syntax[***urlencode!***][syntax]</text:p>
      <text:p text:style-name="P5"><text:tab/><text:tab/><text:tab/>eb=id,btype,backgroundid</text:p>
      <text:p text:style-name="P5"><text:tab/><text:tab/><text:tab/><text:tab/>id=section id</text:p>
      <text:p text:style-name="P5"><text:tab/><text:tab/><text:tab/><text:tab/>btype=[0=don't change][1=default][2=custom]</text:p>
      <text:p text:style-name="P5"><text:tab/><text:tab/><text:tab/><text:tab/>backgroundid=[when btype=2]custom background id</text:p>
      <text:p text:style-name="P5"><text:tab/><text:tab/><text:tab/>em=id,mtype,musicid,customfile</text:p>
      <text:p text:style-name="P5"><text:tab/><text:tab/><text:tab/><text:tab/>id=section id</text:p>
      <text:p text:style-name="P5"><text:tab/><text:tab/><text:tab/><text:tab/>mtype=[0=don't change][1=default][2=custom]</text:p>
      <text:p text:style-name="P5"><text:tab/><text:tab/><text:tab/><text:tab/>musicid=[when mtype=2]custom music id<text:tab/></text:p>
      <text:p text:style-name="P5"><text:tab/><text:tab/><text:tab/><text:tab/>customfile=[when mtype=3]custom music file name[***urlencode!***]</text:p>
      <text:p text:style-name="P5"><text:tab/>eef=sound/endgame/ce1/ce2...cen</text:p>
      <text:p text:style-name="P5"><text:tab/><text:tab/>sound=play sound number</text:p>
      <text:p text:style-name="P5"><text:tab/><text:tab/>endgame=[0=none][1=bowser defeat]</text:p>
      <text:p text:style-name="P5"><text:tab/><text:tab/>ce(n)=id,x,y,sx,sy,grv,fsp,life</text:p>
      <text:p text:style-name="P5"><text:tab/><text:tab/><text:tab/>id=effect id</text:p>
      <text:p text:style-name="P5"><text:tab/><text:tab/><text:tab/>x=effect position x[***urlencode!***][syntax]</text:p>
      <text:p text:style-name="P5"><text:tab/><text:tab/><text:tab/>y=effect position y[***urlencode!***][syntax]</text:p>
      <text:p text:style-name="P5"><text:tab/><text:tab/><text:tab/>sx=effect horizontal speed[***urlencode!***][syntax]</text:p>
      <text:p text:style-name="P5"><text:tab/><text:tab/><text:tab/>sy=effect vertical speed[***urlencode!***][syntax]</text:p>
      <text:p text:style-name="P5"><text:tab/><text:tab/><text:tab/>grv=to decide whether the effects are affected by gravity[0=false !0=true]</text:p>
      <text:p text:style-name="P5"><text:tab/><text:tab/><text:tab/>fsp=frame speed of effect generated</text:p>
      <text:p text:style-name="P5"><text:tab/><text:tab/><text:tab/>life=effect existed over this time will be destroyed.</text:p>
      <text:p text:style-name="P5"><text:tab/>ecn=cn1/cn2...cnn</text:p>
      <text:p text:style-name="P5"><text:tab/><text:tab/>cn(n)=id,x,y,sx,sy,sp</text:p>
      <text:p text:style-name="P5"><text:tab/><text:tab/><text:tab/>id=npc id</text:p>
      <text:p text:style-name="P5"><text:tab/><text:tab/><text:tab/>x=npc position x[***urlencode!***][syntax]</text:p>
      <text:p text:style-name="P5"><text:tab/><text:tab/><text:tab/>y=npc position y[***urlencode!***][syntax]</text:p>
      <text:p text:style-name="P5"><text:tab/><text:tab/><text:tab/>sx=npc horizontal speed[***urlencode!***][syntax]</text:p>
      <text:p text:style-name="P5"><text:tab/><text:tab/><text:tab/>sy=npc vertical speed[***urlencode!***][syntax]<text:tab/><text:tab/><text:tab/></text:p>
      <text:p text:style-name="P5"><text:tab/><text:tab/><text:tab/>sp=advanced settings of generated npc</text:p>
      <text:p text:style-name="P5"><text:tab/>evc=vc1/vc2...vcn</text:p>
      <text:p text:style-name="P5"><text:tab/><text:tab/>vc(n)=name,newvalue</text:p>
      <text:p text:style-name="P5"><text:tab/><text:tab/><text:tab/>name=variable name[***urlencode!***]</text:p>
      <text:p text:style-name="P5"><text:tab/><text:tab/><text:tab/>newvalue=new value[***urlencode!***][syntax]</text:p>
      <text:p text:style-name="P5"><text:tab/>ene=nextevent/timer/apievent/scriptname</text:p>
      <text:p text:style-name="P5"><text:tab/><text:tab/>nextevent=name,delay</text:p>
      <text:p text:style-name="P5"><text:tab/><text:tab/><text:tab/>name=trigger event name[***urlencode!***]</text:p>
      <text:p text:style-name="P5"><text:tab/><text:tab/><text:tab/>delay=trigger delay[1 frame]</text:p>
      <text:p text:style-name="P5"><text:tab/><text:tab/>timer=enable,count,interval,type,show</text:p>
      <text:p text:style-name="P5"><text:tab/><text:tab/><text:tab/>enable=enable the game timer controlling[0=false !0=true]</text:p>
      <text:p text:style-name="P5"><text:tab/><text:tab/><text:tab/>count=set the time left of the game timer</text:p>
      <text:p text:style-name="P5"><text:tab/><text:tab/><text:tab/>interval=set the time count interval of the game timer</text:p>
      <text:p text:style-name="P5"><text:tab/><text:tab/><text:tab/>type=to choose the way timer counts[0=counting down][1=counting up]</text:p>
      <text:p text:style-name="P5"><text:tab/><text:tab/><text:tab/>show=to choose whether the game timer is showed in hud[0=false !0=true]</text:p>
      <text:p text:style-name="P5"><text:tab/><text:tab/>apievent=the id of apievent</text:p>
      <text:p text:style-name="P5"><text:soft-page-break/><text:tab/><text:tab/>scriptname=script name[***urlencode!***]</text:p>
      <text:p text:style-name="P5">next line: variables</text:p>
      <text:p text:style-name="P5"><text:tab/>V|name|value</text:p>
      <text:p text:style-name="P5"><text:tab/>name=variable name[***urlencode!***]</text:p>
      <text:p text:style-name="P5"><text:tab/>value=initial value of the variable</text:p>
      <text:p text:style-name="P5">next line: scripts</text:p>
      <text:p text:style-name="P5"><text:tab/>S|name|script</text:p>
      <text:p text:style-name="P5"><text:tab/>Su|name|scriptu</text:p>
      <text:p text:style-name="P5"><text:tab/>name=name of script[***urlencode!***]</text:p>
      <text:p text:style-name="P5"><text:tab/>script=script[***base64encode!***][utf-8]</text:p>
      <text:p text:style-name="P9"><text:span text:style-name="T2"><text:tab/>scriptu=script[***base64encode!***][</text:span><text:span text:style-name="T1">ASCII</text:span><text:span text:style-name="T2">]</text:span></text:p>
      <text:p text:style-name="P5"/>
      <text:p text:style-name="P5"/>
      <text:p text:style-name="P23"/>
      <text:p text:style-name="P22">WLD file description</text:p>
      <text:p text:style-name="P3">Data type markers:</text:p>
      <text:p text:style-name="P16"><text:span text:style-name="T9">ws1</text:span> <text:tab/>– <text:span text:style-name="T9">World settings header</text:span></text:p>
      <text:p text:style-name="P16"><text:span text:style-name="T9">ws2</text:span> <text:tab/>– <text:span text:style-name="T9">Credits</text:span><text:line-break/><text:span text:style-name="T9">ws3</text:span> <text:tab/>– <text:span text:style-name="T9">List of additional strings</text:span><text:line-break/><text:span text:style-name="T9">ws4</text:span> <text:tab/>– <text:span text:style-name="T9">Saving locker setup</text:span></text:p>
      <text:p text:style-name="P16">T<text:tab/>– <text:span text:style-name="T10">Terrain tiles</text:span></text:p>
      <text:p text:style-name="P16"><text:span text:style-name="T11">S</text:span><text:tab/>– <text:span text:style-name="T11">Sceneries</text:span><text:line-break/><text:span text:style-name="T12">P</text:span><text:tab/>– <text:span text:style-name="T12">Paths</text:span></text:p>
      <text:p text:style-name="P15"><text:span text:style-name="T13">M</text:span><text:tab/><text:span text:style-name="T7">– Areas – Music boxes, viewports, etc.</text:span><text:line-break/><text:span text:style-name="T8">L<text:tab/>– Level entrances<text:line-break/>WL<text:tab/>– Layers<text:line-break/>WE<text:tab/>– Events</text:span></text:p>
      <text:p text:style-name="P6"/>
      <text:p text:style-name="P10">line 1:</text:p>
      <text:p text:style-name="P5"><text:tab/>SMBXFile??</text:p>
      <text:p text:style-name="P5"><text:tab/>??=Version number</text:p>
      <text:p text:style-name="P5">next line: world settings</text:p>
      <text:p text:style-name="P9"><text:span text:style-name="T2"><text:tab/>ws1|wn|bp1,bp2,bp3,bp4,bp5|asn|dtp,nwm,rsd,dcp,sc,sm,asg</text:span><text:span text:style-name="T1">,smb3</text:span><text:span text:style-name="T2">|sn,mis|acm|sc</text:span></text:p>
      <text:p text:style-name="P5"><text:tab/>ws2|credits</text:p>
      <text:p text:style-name="P5"><text:tab/>ws3|list</text:p>
      <text:p text:style-name="P5"><text:tab/>ws4|se|msg</text:p>
      <text:p text:style-name="P5"><text:tab/>wn=episode name[***urlencode!***]</text:p>
      <text:p text:style-name="P5"><text:tab/>bp(n)=don't use player(n) as player's character</text:p>
      <text:p text:style-name="P5"><text:tab/>asn=auto start level file name[***urlencode!***]</text:p>
      <text:p text:style-name="P5"><text:tab/>dtp=disable two player[0=false !0=true]</text:p>
      <text:p text:style-name="P5"><text:tab/>nwm=no world map[0=false !0=true]</text:p>
      <text:p text:style-name="P5"><text:tab/>rsd=restart last level on player's character death[0=false !0=true]</text:p>
      <text:p text:style-name="P5"><text:tab/>dcp=disable change player[0=false !0=true]</text:p>
      <text:p text:style-name="P5"><text:tab/>sc=save machine code to sav file[0=false !0=true]</text:p>
      <text:p text:style-name="P5"><text:tab/>sm=save mode</text:p>
      <text:p text:style-name="P5"><text:tab/><text:tab/>-1=Restart at auto start level</text:p>
      <text:p text:style-name="P5"><text:tab/><text:tab/>0=Restart at the world map where we saved last time</text:p>
      <text:p text:style-name="P5"><text:tab/><text:tab/>1=Restart at the level where we saved last time</text:p>
      <text:p text:style-name="P5"><text:tab/>asg=auto save game[0=false !0=true]</text:p>
      <text:p text:style-name="P9"><text:span text:style-name="T2"><text:tab/></text:span><text:span text:style-name="T1">smb3=smb3 style world map[0=false !0=true]</text:span></text:p>
      <text:p text:style-name="P5"><text:tab/>sn=star number</text:p>
      <text:p text:style-name="P5"><text:tab/>mis=max item number in world inventory</text:p>
      <text:p text:style-name="P5"><text:tab/>acm=anti cheat mode[0=don't allow in list !0=allow in list]</text:p>
      <text:p text:style-name="P5"><text:tab/>sc=enable save locker[0=false !0=true]</text:p>
      <text:p text:style-name="P5"><text:tab/>credits=[1]</text:p>
      <text:p text:style-name="P5"><text:tab/><text:tab/>#DEFT#xxxxxx[***base64encode!***]</text:p>
      <text:p text:style-name="P5"><text:tab/><text:tab/>xxxxxx=name1 /n name2 /n ...</text:p>
      <text:p text:style-name="P5"><text:tab/><text:tab/>[2]</text:p>
      <text:p text:style-name="P5"><text:tab/><text:tab/>#CUST#xxxxxx[***base64encode!***]</text:p>
      <text:p text:style-name="P5"><text:tab/><text:tab/>xxxxxx=any string</text:p>
      <text:p text:style-name="P5"><text:tab/>list=xxxxxx[***base64encode!***]</text:p>
      <text:p text:style-name="P5"><text:tab/><text:tab/>xxxxxx=string1,string2...stringn</text:p>
      <text:p text:style-name="P5"><text:tab/>se=save locker syntax[***urlencode!***][syntax]</text:p>
      <text:p text:style-name="P5"><text:tab/>msg=message when save was locked[***urlencode!***]</text:p>
      <text:p text:style-name="P5">next line: tiles</text:p>
      <text:p text:style-name="P9"><text:span text:style-name="T2"><text:tab/>T|id|x|y</text:span><text:span text:style-name="T1">|layer</text:span></text:p>
      <text:p text:style-name="P5"><text:tab/>id=tile id</text:p>
      <text:p text:style-name="P5"><text:soft-page-break/><text:tab/>x=tile position x</text:p>
      <text:p text:style-name="P5"><text:tab/>y=tile position y</text:p>
      <text:p text:style-name="P9"><text:span text:style-name="T2"><text:tab/></text:span><text:span text:style-name="T1">layer=layer name["" == "Default"][***urlencode!***]<text:tab/></text:span></text:p>
      <text:p text:style-name="P5">next line: scenerys</text:p>
      <text:p text:style-name="P9"><text:span text:style-name="T2"><text:tab/>S|id|x|y</text:span><text:span text:style-name="T1">|layer</text:span></text:p>
      <text:p text:style-name="P5"><text:tab/>id=scenery id</text:p>
      <text:p text:style-name="P5"><text:tab/>x=scenery position x</text:p>
      <text:p text:style-name="P5"><text:tab/>y=scenery position y</text:p>
      <text:p text:style-name="P9"><text:span text:style-name="T2"><text:tab/></text:span><text:span text:style-name="T1">layer=layer name["" == "Default"][***urlencode!***]<text:tab/></text:span></text:p>
      <text:p text:style-name="P5">next line: paths</text:p>
      <text:p text:style-name="P9"><text:span text:style-name="T2"><text:tab/>P|id|x|y</text:span><text:span text:style-name="T1">|layer</text:span></text:p>
      <text:p text:style-name="P5"><text:tab/>id=path id</text:p>
      <text:p text:style-name="P5"><text:tab/>x=path position x</text:p>
      <text:p text:style-name="P5"><text:tab/>y=path position y</text:p>
      <text:p text:style-name="P9"><text:span text:style-name="T2"><text:tab/></text:span><text:span text:style-name="T1">layer=layer name["" == "Default"][***urlencode!***]<text:tab/></text:span></text:p>
      <text:p text:style-name="P9"><text:span text:style-name="T2">next line: </text:span><text:span text:style-name="T1">Areas</text:span></text:p>
      <text:p text:style-name="P9"><text:span text:style-name="T2"><text:tab/>M|id|x|y|name</text:span><text:span text:style-name="T1">|layer|w|h|flag|te,eflag|ie1,ie2,ie3</text:span></text:p>
      <text:p text:style-name="P5"><text:tab/>id=music id</text:p>
      <text:p text:style-name="P9"><text:span text:style-name="T2"><text:tab/>x=</text:span><text:span text:style-name="T1">Area</text:span><text:span text:style-name="T2"> position x</text:span></text:p>
      <text:p text:style-name="P9"><text:span text:style-name="T2"><text:tab/>y=</text:span><text:span text:style-name="T1">Area</text:span><text:span text:style-name="T2"> position y</text:span></text:p>
      <text:p text:style-name="P5"><text:tab/>name=custom music name[***urlencode!***]</text:p>
      <text:p text:style-name="P9"><text:span text:style-name="T2"><text:tab/></text:span><text:span text:style-name="T1">layer=layer name["" == "Default"][***urlencode!***]</text:span></text:p>
      <text:p text:style-name="P8"><text:tab/>w=width</text:p>
      <text:p text:style-name="P8"><text:tab/>h=height</text:p>
      <text:p text:style-name="P9"><text:span text:style-name="T2"><text:tab/></text:span><text:span text:style-name="T1">flag=area settings[***Bitwise operation***]</text:span></text:p>
      <text:p text:style-name="P8"><text:tab/><text:tab/>0=False !0=True</text:p>
      <text:p text:style-name="P8"><text:tab/><text:tab/>b1=(flag &amp; 1) World Music</text:p>
      <text:p text:style-name="P8"><text:tab/><text:tab/>b2=(flag &amp; 2) Set Viewport</text:p>
      <text:p text:style-name="P8"><text:tab/><text:tab/>b3=(flag &amp; 4) Ship Route</text:p>
      <text:p text:style-name="P8"><text:tab/><text:tab/>b4=(flag &amp; 8) Forced Walking</text:p>
      <text:p text:style-name="P8"><text:tab/><text:tab/>b5=(flag &amp; 16) Item-triggered events</text:p>
      <text:p text:style-name="P8"><text:tab/>te:Touch Event[***urlencode!***]</text:p>
      <text:p text:style-name="P8"><text:tab/><text:tab/>eflag:0=Triggered every time entering</text:p>
      <text:p text:style-name="P8"><text:tab/><text:tab/> <text:s text:c="5"/>1=Triggered on entrance and level completion</text:p>
      <text:p text:style-name="P8"><text:s text:c="19"/>2=Triggered only once</text:p>
      <text:p text:style-name="P8"><text:tab/>ie1=Hammer Event[***urlencode!***]</text:p>
      <text:p text:style-name="P8"><text:tab/>ie2=Warp Whistle Event[***urlencode!***]</text:p>
      <text:p text:style-name="P8"><text:tab/>ie3=Anchor Event[***urlencode!***]</text:p>
      <text:p text:style-name="P5">next line: levels</text:p>
      <text:p text:style-name="P9"><text:span text:style-name="T2"><text:tab/>L|id|x|y|fn|n|eu\el\ed\er|wx|wy|wlz|bg,pb,av,ls,f</text:span><text:span text:style-name="T1">,nsc,otl,li,lcm</text:span><text:span text:style-name="T2">|s</text:span><text:span text:style-name="T1">|Layer|Lmt</text:span></text:p>
      <text:p text:style-name="P5"><text:tab/>id=level id</text:p>
      <text:p text:style-name="P5"><text:tab/>x=level position x</text:p>
      <text:p text:style-name="P5"><text:tab/>y=level position y</text:p>
      <text:p text:style-name="P5"><text:tab/>fn=level file name[***urlencode!***]</text:p>
      <text:p text:style-name="P5"><text:tab/>n=level name[***urlencode!***]</text:p>
      <text:p text:style-name="P5"><text:tab/>eu,el,ed,er=e[up,left,down,right]</text:p>
      <text:p text:style-name="P5"><text:tab/><text:tab/>e=c1,c2,c3,c4</text:p>
      <text:p text:style-name="P5"><text:tab/><text:tab/>c1,c2,c3=level exit type</text:p>
      <text:p text:style-name="P5"><text:tab/><text:tab/>c4=condidtion expression[***urlencode!***][syntax]</text:p>
      <text:p text:style-name="P5"><text:tab/><text:tab/>exit = (c1 || c2 || c3) &amp;&amp; c4</text:p>
      <text:p text:style-name="P5"><text:tab/>wx=go to world map position x</text:p>
      <text:p text:style-name="P5"><text:tab/>wy=go to world map position y</text:p>
      <text:p text:style-name="P5"><text:tab/>wlz=nunber of doors to warp</text:p>
      <text:p text:style-name="P5"><text:tab/>bg=big background</text:p>
      <text:p text:style-name="P5"><text:tab/>pb=path background</text:p>
      <text:p text:style-name="P5"><text:soft-page-break/><text:tab/>av=always visible</text:p>
      <text:p text:style-name="P5"><text:tab/>ls=is game start point</text:p>
      <text:p text:style-name="P5"><text:tab/>f=forced</text:p>
      <text:p text:style-name="P9"><text:span text:style-name="T2"><text:tab/></text:span><text:span text:style-name="T1">nsc=no star coin count</text:span></text:p>
      <text:p text:style-name="P8"><text:tab/>otl=destory after clear</text:p>
      <text:p text:style-name="P8"><text:tab/>li=level ID</text:p>
      <text:p text:style-name="P8"><text:tab/>lcm=Affected by Music Box</text:p>
      <text:p text:style-name="P5"><text:tab/>s=entrance syntax</text:p>
      <text:p text:style-name="P5"><text:tab/><text:tab/>s=ds1/ds2...dsn</text:p>
      <text:p text:style-name="P5"><text:tab/><text:tab/>ds=ds1,ds2[***urlencode!***][syntax]</text:p>
      <text:p text:style-name="P5"><text:tab/><text:tab/>ds1=condidtion expression</text:p>
      <text:p text:style-name="P5"><text:tab/><text:tab/>ds2=index</text:p>
      <text:p text:style-name="P9"><text:span text:style-name="T2"><text:tab/></text:span><text:span text:style-name="T1">layer=layer name["" == "Default"][***urlencode!***]</text:span></text:p>
      <text:p text:style-name="P9"><text:span text:style-name="T2"><text:tab/></text:span><text:span text:style-name="T1">Lmt=Level Movement Command</text:span></text:p>
      <text:p text:style-name="P8"><text:tab/><text:tab/>lmt=NodeInfo\PathInfo</text:p>
      <text:p text:style-name="P8"><text:tab/><text:tab/><text:tab/>NodeInfo=Node1:Node2:...:NodeN</text:p>
      <text:p text:style-name="P8"><text:tab/><text:tab/><text:tab/><text:tab/>Node=x,y,chance</text:p>
      <text:p text:style-name="P8"><text:tab/><text:tab/><text:tab/>PathInfo=Path1:Path2:...:PathN</text:p>
      <text:p text:style-name="P8"><text:tab/><text:tab/><text:tab/><text:tab/>Path=NodeID1,NodeID2</text:p>
      <text:p text:style-name="P8">next line: layers</text:p>
      <text:p text:style-name="P8"><text:tab/>WL|name|status</text:p>
      <text:p text:style-name="P8"><text:tab/>name=layer name[***urlencode!***]</text:p>
      <text:p text:style-name="P8"><text:tab/>status=is hidden layer</text:p>
      <text:p text:style-name="P8">next line: events</text:p>
      <text:p text:style-name="P8"><text:tab/>WE|name|layer|layerm|world|other</text:p>
      <text:p text:style-name="P8"><text:tab/>name=event name[***urlencode!***]</text:p>
      <text:p text:style-name="P9"><text:span text:style-name="T2"><text:tab/></text:span><text:span text:style-name="T1">layer=way/hidelist/showlist/togglelist</text:span></text:p>
      <text:p text:style-name="P8"><text:tab/><text:tab/>list=name1,name2,name3...namen</text:p>
      <text:p text:style-name="P8"><text:tab/><text:tab/><text:tab/>name[***urlencode!***]</text:p>
      <text:p text:style-name="P8"><text:tab/><text:tab/>if (way % 10 == 1) nosmoke = true;</text:p>
      <text:p text:style-name="P8"><text:tab/><text:tab/>if (way &gt; 10) object_state = true; else layer_state = true;</text:p>
      <text:p text:style-name="P9"><text:span text:style-name="T2"><text:tab/></text:span><text:span text:style-name="T1">layerm=movementcommand1\movementcommand2\...\movementcommandn</text:span></text:p>
      <text:p text:style-name="P8"><text:tab/><text:tab/>movementcommand=way,layer,hp,vp,ap</text:p>
      <text:p text:style-name="P8"><text:tab/><text:tab/><text:tab/>way:0=speed,1=coordinate,2=moveto,4=spin</text:p>
      <text:p text:style-name="P8"><text:tab/><text:tab/><text:tab/>layer=layer name[***urlencode!***]</text:p>
      <text:p text:style-name="P8"><text:tab/><text:tab/><text:tab/>hp=Horizontal Parameter[***urlencode!***]</text:p>
      <text:p text:style-name="P8"><text:tab/><text:tab/><text:tab/>vp=Vertical Parameter[***urlencode!***]</text:p>
      <text:p text:style-name="P8"><text:tab/><text:tab/><text:tab/>ap=Additional Parameter[***urlencode!***]</text:p>
      <text:p text:style-name="P8"><text:tab/>world=aw/cs,le,inpc,msgc,syntax,msg</text:p>
      <text:p text:style-name="P8"><text:tab/><text:tab/>aw=AutoStart Settings</text:p>
      <text:p text:style-name="P8"><text:tab/><text:tab/><text:tab/>0=Not Auto Start</text:p>
      <text:p text:style-name="P8"><text:tab/><text:tab/><text:tab/>1=Triggered on loading the world the first time.</text:p>
      <text:p text:style-name="P8"><text:tab/><text:tab/><text:tab/>2=Triggered every time loading the world.</text:p>
      <text:p text:style-name="P8"><text:tab/><text:tab/><text:tab/>3=Triggered on level exit.</text:p>
      <text:p text:style-name="P8"><text:tab/><text:tab/>cs=Start when match all condition[0=false !0=true]</text:p>
      <text:p text:style-name="P8"><text:tab/><text:tab/>le:0=This is a Normal Event.</text:p>
      <text:p text:style-name="P8"><text:tab/><text:tab/> <text:s text:c="2"/>1=This is a Level Enter/Exit Event.</text:p>
      <text:p text:style-name="P8"><text:tab/><text:tab/>inpc=Interrupt the process if 'false' returned</text:p>
      <text:p text:style-name="P8"><text:tab/><text:tab/>msgc=Show a message if 'false' returned</text:p>
      <text:p text:style-name="P8"><text:tab/><text:tab/>syntax=Condition expression[***urlencode!***]</text:p>
      <text:p text:style-name="P8"><text:tab/><text:tab/>msg=message[***urlencode!***]</text:p>
      <text:p text:style-name="P8"><text:tab/>other=sd/ld/event,delay/script/msg/wwx,wwy,lockl</text:p>
      <text:p text:style-name="P8"><text:tab/><text:tab/>sd=play sound number</text:p>
      <text:p text:style-name="P8"><text:tab/><text:tab/>ld=lock keyboard (frames)</text:p>
      <text:p text:style-name="P8"><text:tab/><text:tab/>event=trigger event name[***urlencode!***]</text:p>
      <text:p text:style-name="P8"><text:soft-page-break/><text:tab/><text:tab/>delay=trigger delay[1 frame]</text:p>
      <text:p text:style-name="P8"><text:tab/><text:tab/>script=script name[***urlencode!***]</text:p>
      <text:p text:style-name="P8"><text:tab/><text:tab/>msg=show message after start event[***urlencode!***]</text:p>
      <text:p text:style-name="P8"><text:tab/><text:tab/>wwx=Warp Whistle: Map Warp Location x</text:p>
      <text:p text:style-name="P8"><text:tab/><text:tab/>wwy=Warp Whistle: Map Warp Location y</text:p>
      <text:p text:style-name="P8"><text:tab/><text:tab/><text:tab/>if (wwx == -1 &amp;&amp; wwy == -1) [means not moving]</text:p>
      <text:p text:style-name="P8"><text:tab/><text:tab/>lockl=[Level ID]Affected by Anchor </text:p>
      <text:p text:style-name="P5"/>
      <text:p text:style-name="P14"/>
      <text:p text:style-name="P22">WLS file description(world settings)</text:p>
      <text:p text:style-name="P14"/>
      <text:p text:style-name="P4">Data type markers:</text:p>
      <text:p text:style-name="P12"><text:span text:style-name="T14">G</text:span> <text:tab/>– <text:span text:style-name="T14">Global variables</text:span></text:p>
      <text:p text:style-name="P12"><text:span text:style-name="T14">GS</text:span> <text:tab/>– <text:span text:style-name="T14">Global script UTF-8 Encoded</text:span><text:line-break/><text:span text:style-name="T14">GSu</text:span> <text:tab/>– <text:span text:style-name="T14">Global script ASCII-encoded</text:span><text:line-break/><text:span text:style-name="T14">CW</text:span> <text:tab/>– <text:span text:style-name="T14">Custom sounds entires (alternate implementation of sounds.ini from PGE and LunaLUA)</text:span></text:p>
      <text:p text:style-name="P14"/>
      <text:p text:style-name="P5">line 1:</text:p>
      <text:p text:style-name="P5"><text:tab/>SMBXFile??</text:p>
      <text:p text:style-name="P5"><text:tab/>??=Version number</text:p>
      <text:p text:style-name="P5">next line: global variables</text:p>
      <text:p text:style-name="P5"><text:tab/>G|name|value</text:p>
      <text:p text:style-name="P5"><text:tab/>name=variable name[***urlencode!***]</text:p>
      <text:p text:style-name="P5"><text:tab/>value=initial value of the variable</text:p>
      <text:p text:style-name="P5">next line: global scripts</text:p>
      <text:p text:style-name="P5"><text:tab/>GS|name|script</text:p>
      <text:p text:style-name="P5"><text:tab/>GSu|name|scriptu</text:p>
      <text:p text:style-name="P5"><text:tab/>name=name of script[***urlencode!***]</text:p>
      <text:p text:style-name="P5"><text:tab/>script=script[***base64encode!***][utf-8]</text:p>
      <text:p text:style-name="P9"><text:span text:style-name="T2"><text:tab/>scriptu=script[***base64encode!***][</text:span><text:span text:style-name="T1">ASCII</text:span><text:span text:style-name="T2">]</text:span></text:p>
      <text:p text:style-name="P8">next line: custom sounds</text:p>
      <text:p text:style-name="P8"><text:tab/>CW|cdata1|cdata2|...|cdatan</text:p>
      <text:p text:style-name="P8"><text:tab/><text:tab/>cdata=sound-id,sound-filename</text:p>
      <text:p text:style-name="P8"><text:tab/><text:tab/><text:tab/>sound-filename:[***urlencod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hyphenation-ladder-count="4" style:page-number="auto" style:shadow="none" style:vertical-align="baseline" style:snap-to-layout-grid="false">
        <style:tab-stops/>
      </style:paragraph-properties>
      <style:text-properties fo:background-color="transparent" style:font-size-asian="10.5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582cm" fo:margin-bottom="2.54cm" fo:margin-left="1.005cm" fo:margin-right="0.688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4</meta:editing-cycles>
    <meta:editing-duration>PT41M37S</meta:editing-duration>
    <dc:date>2016-02-22T20:00:04.335412846</dc:date>
    <meta:generator>LibreOffice/5.0.2.2$Linux_X86_64 LibreOffice_project/37b43f919e4de5eeaca9b9755ed688758a8251fe</meta:generator>
    <meta:document-statistic meta:table-count="0" meta:image-count="0" meta:object-count="0" meta:page-count="11" meta:paragraph-count="444" meta:word-count="1534" meta:character-count="14940" meta:non-whitespace-character-count="13107"/>
  </office:meta>
</office:document-meta>
</file>